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normal" officeooo:rsid="0012711a" officeooo:paragraph-rsid="0012711a" style:font-weight-asian="normal" style:font-weight-complex="normal"/>
    </style:style>
    <style:style style:name="P2" style:family="paragraph" style:parent-style-name="Standard">
      <style:text-properties fo:font-weight="normal" officeooo:rsid="00125e8f" officeooo:paragraph-rsid="00125e8f" style:font-weight-asian="normal" style:font-weight-complex="normal"/>
    </style:style>
    <style:style style:name="P3" style:family="paragraph" style:parent-style-name="Standard">
      <style:text-properties fo:font-weight="normal" officeooo:rsid="0013c084" officeooo:paragraph-rsid="0013c084" style:font-weight-asian="normal" style:font-weight-complex="normal"/>
    </style:style>
    <style:style style:name="P4" style:family="paragraph" style:parent-style-name="Standard">
      <style:text-properties fo:font-weight="normal" officeooo:rsid="001901e0" officeooo:paragraph-rsid="001901e0" style:font-weight-asian="normal" style:font-weight-complex="normal"/>
    </style:style>
    <style:style style:name="P5" style:family="paragraph" style:parent-style-name="Standard">
      <style:text-properties fo:font-weight="normal" officeooo:rsid="0019d106" officeooo:paragraph-rsid="0019d106" style:font-weight-asian="normal" style:font-weight-complex="normal"/>
    </style:style>
    <style:style style:name="P6" style:family="paragraph" style:parent-style-name="Standard">
      <style:text-properties fo:font-weight="bold" officeooo:rsid="00125e8f" officeooo:paragraph-rsid="00125e8f" style:font-weight-asian="bold" style:font-weight-complex="bold"/>
    </style:style>
    <style:style style:name="P7" style:family="paragraph" style:parent-style-name="Standard">
      <style:text-properties fo:font-weight="bold" officeooo:rsid="0012711a" officeooo:paragraph-rsid="0012711a" style:font-weight-asian="bold" style:font-weight-complex="bold"/>
    </style:style>
    <style:style style:name="P8" style:family="paragraph" style:parent-style-name="Standard">
      <style:text-properties fo:font-weight="bold" officeooo:rsid="00127ed1" officeooo:paragraph-rsid="00127ed1" style:font-weight-asian="bold" style:font-weight-complex="bold"/>
    </style:style>
    <style:style style:name="P9" style:family="paragraph" style:parent-style-name="Standard">
      <style:text-properties fo:font-weight="bold" officeooo:rsid="0013c084" officeooo:paragraph-rsid="0013c084" style:font-weight-asian="bold" style:font-weight-complex="bold"/>
    </style:style>
    <style:style style:name="P10" style:family="paragraph" style:parent-style-name="Standard">
      <style:text-properties fo:font-weight="bold" officeooo:rsid="001901e0" officeooo:paragraph-rsid="001901e0" style:font-weight-asian="bold" style:font-weight-complex="bold"/>
    </style:style>
    <style:style style:name="P11" style:family="paragraph" style:parent-style-name="Standard">
      <style:text-properties fo:font-weight="bold" officeooo:rsid="0019d106" officeooo:paragraph-rsid="0019d106" style:font-weight-asian="bold" style:font-weight-complex="bold"/>
    </style:style>
    <style:style style:name="P12" style:family="paragraph" style:parent-style-name="Standard">
      <style:text-properties fo:font-weight="bold" officeooo:rsid="001cc11a" officeooo:paragraph-rsid="001cc11a" style:font-weight-asian="bold" style:font-weight-complex="bold"/>
    </style:style>
    <style:style style:name="P13" style:family="paragraph" style:parent-style-name="Text_20_body">
      <style:text-properties fo:font-weight="bold" officeooo:rsid="001cc11a" officeooo:paragraph-rsid="001cc11a" style:font-weight-asian="bold" style:font-weight-complex="bold"/>
    </style:style>
    <style:style style:name="P14" style:family="paragraph" style:parent-style-name="Standard">
      <style:text-properties officeooo:paragraph-rsid="00127ed1"/>
    </style:style>
    <style:style style:name="P15" style:family="paragraph" style:parent-style-name="Standard">
      <style:text-properties fo:font-weight="normal" officeooo:rsid="0019d106" officeooo:paragraph-rsid="0019d106" style:font-weight-asian="normal" style:font-weight-complex="normal"/>
    </style:style>
    <style:style style:name="P16" style:family="paragraph" style:parent-style-name="Standard">
      <style:text-properties fo:font-weight="normal" officeooo:rsid="001ec44d" officeooo:paragraph-rsid="001ec44d" style:font-weight-asian="normal" style:font-weight-complex="normal"/>
    </style:style>
    <style:style style:name="P17" style:family="paragraph" style:parent-style-name="Text_20_body" style:list-style-name="L1"/>
    <style:style style:name="T1" style:family="text">
      <style:text-properties fo:font-weight="normal" style:font-weight-asian="normal" style:font-weight-complex="normal"/>
    </style:style>
    <style:style style:name="T2" style:family="text">
      <style:text-properties officeooo:rsid="00127ed1"/>
    </style:style>
    <style:style style:name="T3" style:family="text">
      <style:text-properties fo:font-weight="bold" style:font-weight-asian="bold" style:font-weight-complex="bold"/>
    </style:style>
    <style:style style:name="T4" style:family="text">
      <style:text-properties fo:font-weight="bold" officeooo:rsid="0019d106" style:font-weight-asian="bold" style:font-weight-complex="bold"/>
    </style:style>
    <style:style style:name="T5" style:family="text">
      <style:text-properties officeooo:rsid="0015b6e4"/>
    </style:style>
    <style:style style:name="T6" style:family="text">
      <style:text-properties officeooo:rsid="001835fb"/>
    </style:style>
    <style:style style:name="T7" style:family="text">
      <style:text-properties officeooo:rsid="001901e0"/>
    </style:style>
    <style:style style:name="T8" style:family="text">
      <style:text-properties officeooo:rsid="0019d106"/>
    </style:style>
    <style:style style:name="T9" style:family="text">
      <style:text-properties officeooo:rsid="001d525c"/>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blème N-body expliqué à ma manière</text:p>
      <text:p text:style-name="P6"/>
      <text:p text:style-name="P6">Qu’est ce ce le potentiel d’un corps dans un<text:span text:style-name="T6">e</text:span> région de l’espace ?</text:p>
      <text:p text:style-name="P6"><text:tab/><text:span text:style-name="T1">Dans le champ gravitationnel, le potentiel d’une planète dépend de sa masse et de sa distance par rapport à d’autres objets massifs, comme d’autres planètes ou une étoile. Plus une planète est massive, plus son potentiel gravitationnel est élevé. De même, plus elle est proche d’autres masses, plus son potentiel est élevé.</text:span></text:p>
      <text:p text:style-name="P2"/>
      <text:p text:style-name="P6">Qu’est ce qu’un champ de force ?</text:p>
      <text:p text:style-name="P6"><text:tab/><text:span text:style-name="T1">Le champ de force est la région de l’espace où une force est exercée sur un corps. Ce champ est généré par les interactions des corps présents dans cet espace. Dans le champs gravitationnel, les corps massifs créent un champ gravitationnel autour d’eux. Si on place un autre corps (par exemple, une sonde spatiale) dans ce champ, il ressentira une force gravitationnelle qui le poussera vers le corps massif.</text:span></text:p>
      <text:p text:style-name="P2"/>
      <text:p text:style-name="P7">Problème N-Bodies</text:p>
      <text:p text:style-name="P1">Un problème à N-corps se réfère à une situation où une région de l'espace contient un nombre arbitraire de N corps, chacun ayant son propre potentiel et générant un champ de force. Ces corps peuvent être des particules chargées, créant un champ électrique selon la loi de Coulomb, ou des planètes dans l'espace, créant un champ gravitationnel selon la loi de la gravité.</text:p>
      <text:p text:style-name="Text_20_body">Le potentiel de chaque corps peut être résumé pour former un champ de potentiel combiné, dépendant des positions et des propriétés physiques de chaque corps, comme la masse ou la charge. Selon la première loi du mouvement de Newton, les corps subissent une accélération due à ce champ de force, créant ainsi un champ de force qui dépend des positions des N corps. En même temps, les positions des corps évoluent en réponse à ce champ de force.</text:p>
      <text:p text:style-name="P1">Pour résoudre ces problèmes, on commence généralement avec une distribution initiale connue des corps ainsi que des vitesses et accélérations initiales connues. En utilisant des méthodes numériques et des schémas d'intégration appropriés, on avance les conditions du système dans le temps.</text:p>
      <text:p text:style-name="Text_20_body">La mise en place des équations de mouvement est relativement simple. Par exemple, l'équation pour calculer la force causée par un nombre de particules sur une seule particule peut être formulée par la loi de la gravité, qui donne la force gravitationnelle entre deux masses. En utilisant ces équations, on peut simuler l'évolution des systèmes complexes tels que les galaxies en astrophysique ou le comportement des molécules en biologie.</text:p>
      <text:p text:style-name="P1"><text:span text:style-name="T2">Le problème a une complexité de </text:span>L'ordre O(N^2) fait référence à la complexité algorithmique, indiquant comment le temps d'exécution d'un algorithme augmente avec la taille de l'entrée, dans ce cas, le nombre de particules N. Lorsqu'on dit que le problème est de l'ordre O(N^2), cela signifie que le nombre total d'opérations (calculs) nécessaires pour résoudre le problème est proportionnel au carré du nombre de particules.</text:p>
      <text:p text:style-name="Text_20_body">Ainsi, si le nombre de particules double, le temps de calcul nécessaire quadruple (2^2 = 4). Si le nombre de particules est multiplié par dix, le temps de calcul augmente de 100 (10^2 = 100), et ainsi de suite.</text:p>
      <text:p text:style-name="Text_20_body">L'auteur souligne que cette croissance quadratique rend le calcul du problème à N-corps très coûteux en termes de puissance de calcul, surtout lorsque le nombre de particules devient important. C'est là qu'intervient la nécessité d'un algorithme plus efficace, comme l'algorithme de Barnes-Hut mentionné précédemment, qui réduit la complexité du problème à O(N log N), ce qui signifie qu'il <text:soft-page-break/>évolue de manière beaucoup plus efficace avec un nombre croissant de particules, rendant ainsi les simulations plus accessibles en termes de ressources informatiques.</text:p>
      <text:p text:style-name="P8">L’algorithme de Barnes-Hut</text:p>
      <text:p text:style-name="P14">Dans le cas de la visualisation de réseaux, nous calculons la disposition en utilisant une simulation physique similaire : les nœuds du réseau agissent comme des particules chargées qui se repoussent les unes les autres, tandis que les liens agissent comme des ressorts qui tirent les nœuds apparentés les uns vers les autres.</text:p>
      <text:p text:style-name="P14"/>
      <text:p text:style-name="P14"><text:s/>L'idée principale est d'approximer les forces à longue portée en remplaçant un groupe de points distants par leur centre de masse. En échange d'une petite quantité d'erreur, ce schéma accélère considérablement le calcul, avec une complexité n log n au lieu de n2.</text:p>
      <text:p text:style-name="P14"/>
      <text:p text:style-name="P14">Au cœur de cette approximation se trouve un index spatial : une "carte" de l'espace qui nous aide à modéliser des groupes de points comme un seul centre de masse. En deux dimensions, nous pouvons utiliser une structure de données de type quadtree, qui subdivise récursivement les régions carrées de l'espace en quatre quadrants de taille égale.</text:p>
      <text:p text:style-name="P14"/>
      <text:p text:style-name="P9">Principe</text:p>
      <text:p text:style-name="P3">L’idée est de découper l’espace en cubes en raffinant récursivement les tailles. On obtient ainsi un <text:span text:style-name="T3">octree </text:span>: <text:span text:style-name="T5">un arbre dont la racine est l’espace complet considéré (lui même un cube) et chaque nœud représente un cube de l’espace qui, ou bien contient une seule particule ou bien n’en contient pas </text:span><text:span text:style-name="T7">(il peut contenir 8 sous cubes.</text:span></text:p>
      <text:p text:style-name="P3"/>
      <text:p text:style-name="P10">Les étapes :</text:p>
      <text:p text:style-name="P4">L'approximation de Barnes-Hut comporte trois étapes :</text:p>
      <text:p text:style-name="P4"/>
      <text:p text:style-name="P4"><text:s text:c="4"/>Construire l'index spatial (par exemple, l'arbre quadratique)</text:p>
      <text:p text:style-name="P4"><text:s text:c="4"/>Calcul des centres de masse</text:p>
      <text:p text:style-name="P4"><text:s text:c="4"/>Estimer les forces</text:p>
      <text:p text:style-name="P4"/>
      <text:p text:style-name="P10">Etape 1 : Construction de l’octree</text:p>
      <text:p text:style-name="P4">- Nous commençons par un <text:span text:style-name="T3">ensemble de points </text:span><text:span text:style-name="T4">tridimensionnels</text:span>. Lorsque nous insérons le premier point dans l'arbre , il est ajouté à la cellule racine de l'arbre.</text:p>
      <text:p text:style-name="P4">- Lorsque nous insérons le premier point dans l'arbre <text:span text:style-name="T8">tridimensionnel</text:span>, il est ajouté à la cellule racine de premier niveau de l'arbre.</text:p>
      <text:p text:style-name="P4">- Ensuite, nous <text:span text:style-name="T3">insérons un autre point</text:span>, ce qui nécessite d'étendre l'arbre en subdivisant l'espace. À chaque <text:span text:style-name="T3">insertion suivante</text:span>, des cellules plus fines peuvent être ajoutées jusqu'à ce que tous les points résident dans leur propre cellule.</text:p>
      <text:p text:style-name="P4"/>
      <text:p text:style-name="P11">Etape 2 : </text:p>
      <text:p text:style-name="P5">Après la construction de l’octree, nous calculons les <text:span text:style-name="T3">centres de masse</text:span> de chaque cellule de l'arbre. Le centre de masse d'une cellule de l'octree est simplement la moyenne pondérée des centres de ses huit cellules filles. <text:span text:style-name="T9">Autrement dit, le centre de masse dans notre contexte, est une estimation du point dans l’espace 3D où la masse totale du nœud pourrait être considérée comme concentrée.</text:span></text:p>
      <text:p text:style-name="P16">Plus précisément, le centre de masse d’un nœud est calculé comme une moyenne pondérée (par la masse) des positions des particules contenues dans le nœud.</text:p>
      <text:p text:style-name="P5"/>
      <text:p text:style-name="P5">Nous visitons d'abord les cellules des nœuds feuilles, puis les cellules mères suivantes, en fusionnant les données au fur et à mesure que nous progressons dans l'arbre. Une fois la traversée terminée, chaque cellule a été mise à jour avec la position et la force de son centre de masse.</text:p>
      <text:p text:style-name="P5"/>
      <text:p text:style-name="P5"><text:soft-page-break/></text:p>
      <text:p text:style-name="P5"/>
      <text:p text:style-name="P5"/>
      <text:p text:style-name="P12">Représentation d’une boite dans l’espace tridimensionnelle</text:p>
      <text:p text:style-name="P12"/>
      <text:p text:style-name="P13">L'utilisation des coordonnées du coin inférieur gauche dans la structure d'une boîte est une convention commune dans la modélisation géométrique et informatique graphique. Cette convention simplifie souvent les calculs et correspond à la manière dont nous conceptualisons généralement la position d'un objet dans l'espace.</text:p>
      <text:p text:style-name="Text_20_body">En choisissant les coordonnées du coin inférieur gauche comme point de référence, il est plus naturel d'interpréter les dimensions de la boîte comme sa largeur, sa hauteur et sa profondeur. Voici quelques raisons pour lesquelles cette convention est souvent utilisée :</text:p>
      <text:list xml:id="list2766422333" text:style-name="L1">
        <text:list-item>
          <text:p text:style-name="P17"><text:span text:style-name="Strong_20_Emphasis">Intuitivité :</text:span> En spécifiant le coin inférieur gauche, il est plus facile de comprendre comment les dimensions de la boîte s'appliquent à sa position. La largeur s'étend horizontalement, la hauteur s'étend verticalement, et la profondeur s'étend dans la direction de l'axe perpendiculaire à la surface de l'écran (ou de la feuille de papier, selon le contexte).</text:p>
        </text:list-item>
        <text:list-item>
          <text:p text:style-name="P17"><text:span text:style-name="Strong_20_Emphasis">Compatibilité avec les systèmes de coordonnées :</text:span> Les systèmes de coordonnées cartésiennes traditionnels placent l'origine (0, 0, 0) au coin inférieur gauche d'un espace. En utilisant les coordonnées du coin inférieur gauche pour représenter une boîte, cela s'aligne naturellement avec la façon dont les systèmes de coordonnées sont souvent définis.</text:p>
        </text:list-item>
        <text:list-item>
          <text:p text:style-name="P17"><text:span text:style-name="Strong_20_Emphasis">Facilité de calculs :</text:span> Pour beaucoup d'opérations, comme les translations et les redimensionnements, travailler avec le coin inférieur gauche peut simplifier les calculs. Les translations consistent simplement à ajouter des valeurs aux coordonnées, et les redimensionnements peuvent être effectués en modifiant simplement les dimensions de la boîte.</text:p>
        </text:list-item>
      </text:list>
      <text:p text:style-name="Text_20_body">En résumé, bien que vous puissiez choisir d'utiliser d'autres conventions (comme les coordonnées du centre de la boîte), utiliser les coordonnées du coin inférieur gauche est une convention courante et pratique dans de nombreux contextes.</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1T09:27:30.907453117</meta:creation-date>
    <dc:date>2023-12-31T00:40:43.546241207</dc:date>
    <meta:editing-duration>PT10H49M49S</meta:editing-duration>
    <meta:editing-cycles>6</meta:editing-cycles>
    <meta:generator>LibreOffice/7.3.7.2$Linux_X86_64 LibreOffice_project/30$Build-2</meta:generator>
    <meta:document-statistic meta:table-count="0" meta:image-count="0" meta:object-count="0" meta:page-count="3" meta:paragraph-count="39" meta:word-count="1340" meta:character-count="8455" meta:non-whitespace-character-count="7141"/>
  </office:meta>
</office:document-meta>
</file>